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ption">
      <style:text-properties officeooo:rsid="001bc740" officeooo:paragraph-rsid="001bc740"/>
    </style:style>
    <style:style style:name="P2" style:family="paragraph" style:parent-style-name="Caption">
      <style:text-properties fo:font-size="20pt" officeooo:rsid="001bc740" officeooo:paragraph-rsid="001bc740" style:font-size-asian="20pt" style:font-size-complex="20pt"/>
    </style:style>
    <style:style style:name="P3" style:family="paragraph" style:parent-style-name="Caption">
      <style:text-properties officeooo:paragraph-rsid="001eae49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loext:graphic-properties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bbe33d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9999"/>
      <style:text-properties fo:font-size="18pt" style:font-size-asian="18pt" style:font-size-complex="18pt"/>
    </style:style>
    <style:style style:name="P12" style:family="paragraph">
      <loext:graphic-properties draw:fill-color="#999999"/>
    </style:style>
    <style:style style:name="T1" style:family="text">
      <style:text-properties officeooo:rsid="001a1ce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bc740" style:font-size-asian="20pt" style:font-size-complex="20pt"/>
    </style:style>
    <style:style style:name="T4" style:family="text">
      <style:text-properties fo:font-size="20pt" officeooo:rsid="001eae49" style:font-size-asian="20pt" style:font-size-complex="20pt"/>
    </style:style>
    <style:style style:name="T5" style:family="text">
      <style:text-properties fo:font-size="18pt" officeooo:rsid="001a1ce0" style:font-size-asian="18pt" style:font-size-complex="18pt"/>
    </style:style>
    <style:style style:name="T6" style:family="text">
      <style:text-properties fo:font-size="15pt" style:font-size-asian="13pt" style:font-size-complex="15pt"/>
    </style:style>
    <style:style style:name="T7" style:family="text">
      <style:text-properties fo:font-size="18pt" style:font-size-asian="15pt" style:font-size-complex="18pt"/>
    </style:style>
    <style:style style:name="T8" style:family="text">
      <style:text-properties fo:font-size="14pt" style:font-size-asian="12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4pt" style:font-size-complex="16pt"/>
    </style:style>
    <style:style style:name="gr1" style:family="graphic">
      <style:graphic-properties draw:fill-color="#000000" draw:textarea-horizontal-align="justify" draw:textarea-vertical-align="middle" draw:auto-grow-height="false" fo:min-height="0.187cm" fo:min-width="2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187cm" fo:min-width="2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1.743cm" fo:min-width="0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1.741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fo:min-height="1.593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0000" draw:textarea-horizontal-align="justify" draw:textarea-vertical-align="middle" draw:auto-grow-height="false" fo:min-height="1.595cm" fo:min-width="0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textarea-horizontal-align="justify" draw:textarea-vertical-align="middle" draw:auto-grow-height="false" fo:min-height="0.265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0000" draw:textarea-horizontal-align="justify" draw:textarea-vertical-align="middle" draw:auto-grow-height="false" fo:min-height="0.252cm" fo:min-width="3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Long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482cm" fo:min-width="6.5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bbe33d" draw:textarea-horizontal-align="justify" draw:textarea-vertical-align="middle" draw:auto-grow-height="false" fo:min-height="1.852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bbe33d" draw:textarea-horizontal-align="justify" draw:textarea-vertical-align="middle" draw:auto-grow-height="false" fo:min-height="1.349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7.345cm" fo:min-width="5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999999" draw:textarea-horizontal-align="justify" draw:textarea-vertical-align="middle" draw:auto-grow-height="false" fo:min-height="1.323cm" fo:min-width="3.4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999999" draw:textarea-horizontal-align="justify" draw:textarea-vertical-align="middle" draw:auto-grow-height="false" fo:min-height="1.535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bbe33d" draw:textarea-horizontal-align="justify" draw:textarea-vertical-align="middle" draw:auto-grow-height="false" fo:min-height="1.773cm" fo:min-width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bbe33d" draw:textarea-horizontal-align="justify" draw:textarea-vertical-align="middle" draw:auto-grow-height="false" fo:min-height="1.561cm" fo:min-width="4.8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111111" draw:fill-color="#ffffff" draw:textarea-horizontal-align="justify" draw:textarea-vertical-align="middle" draw:auto-grow-height="false" fo:min-height="10.107cm" fo:min-width="8.0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Caption"><text:s text:c="56"/><text:span text:style-name="T5">Central <text:s/>Processing Unit </text:span><text:span text:style-name="T1"><text:s text:c="26"/></text:span></text:p>
      <text:p text:style-name="Caption"><draw:custom-shape text:anchor-type="paragraph" draw:z-index="0" draw:name="Shape 1" draw:style-name="gr20" draw:text-style-name="P7" svg:width="8.097cm" svg:height="10.108cm" svg:x="4.743cm" svg:y="0.314cm"><text:p/><draw:enhanced-geometry svg:viewBox="0 0 21600 21600" draw:type="rectangle" draw:enhanced-path="M 0 0 L 21600 0 21600 21600 0 21600 0 0 Z N"/></draw:custom-shape></text:p>
      <text:p text:style-name="Caption"/>
      <text:p text:style-name="Caption"><draw:custom-shape text:anchor-type="paragraph" draw:z-index="1" draw:name="Shape 2" draw:style-name="gr19" draw:text-style-name="P8" svg:width="4.832cm" svg:height="1.562cm" svg:x="6.489cm" svg:y="-0.21cm"><text:p><text:s text:c="6"/><text:span text:style-name="T10">Control <text:s/>Unit</text:span> </text:p><draw:enhanced-geometry svg:viewBox="0 0 21600 21600" draw:type="rectangle" draw:enhanced-path="M 0 0 L 21600 0 21600 21600 0 21600 0 0 Z N"/></draw:custom-shape><draw:line text:anchor-type="paragraph" draw:z-index="11" draw:name="Line 1" draw:style-name="gr9" draw:text-style-name="P6" svg:x1="0.816cm" svg:y1="2.708cm" svg:x2="0.79cm" svg:y2="0.658cm"><text:p/></draw:line><draw:line text:anchor-type="paragraph" draw:z-index="12" draw:name="Line 2" draw:style-name="gr9" draw:text-style-name="P6" svg:x1="6.489cm" svg:y1="0.657cm" svg:x2="0.79cm" svg:y2="0.631cm"><text:p/></draw:line><draw:line text:anchor-type="paragraph" draw:z-index="13" draw:name="Horizontal line 2" draw:style-name="gr9" draw:text-style-name="P6" svg:x1="16.216cm" svg:y1="0.737cm" svg:x2="11.321cm" svg:y2="0.737cm"><text:p/></draw:line></text:p>
      <text:p text:style-name="Caption"><draw:line text:anchor-type="paragraph" draw:z-index="14" draw:name="Line 3" draw:style-name="gr9" draw:text-style-name="P6" svg:x1="16.215cm" svg:y1="1.684cm" svg:x2="16.215cm" svg:y2="-0.173cm"><text:p/></draw:line><draw:line text:anchor-type="paragraph" draw:z-index="15" draw:name="Line 4" draw:style-name="gr9" draw:text-style-name="P6" svg:x1="6.489cm" svg:y1="0.012cm" svg:x2="4.983cm" svg:y2="0.012cm"><text:p/></draw:line><draw:line text:anchor-type="paragraph" draw:z-index="16" draw:name="Line 5" draw:style-name="gr9" draw:text-style-name="P6" svg:x1="4.983cm" svg:y1="0.012cm" svg:x2="4.983cm" svg:y2="9.775cm"><text:p/></draw:line><draw:line text:anchor-type="paragraph" draw:z-index="18" draw:name="Line 7" draw:style-name="gr9" draw:text-style-name="P6" svg:x1="11.321cm" svg:y1="0.092cm" svg:x2="12.63cm" svg:y2="0.118cm"><text:p/></draw:line><draw:line text:anchor-type="paragraph" draw:z-index="19" draw:name="Line 8" draw:style-name="gr9" draw:text-style-name="P6" svg:x1="12.63cm" svg:y1="0.118cm" svg:x2="12.577cm" svg:y2="6.184cm"><text:p/></draw:line></text:p>
      <text:p text:style-name="Caption"><draw:custom-shape text:anchor-type="paragraph" draw:z-index="2" draw:name="Shape 4" draw:style-name="gr18" draw:text-style-name="P8" svg:width="5.081cm" svg:height="1.773cm" svg:x="6.399cm" svg:y="0.669cm"><text:p><text:span text:style-name="T6"><text:s/></text:span><text:span text:style-name="T6">Arthematic and Logic</text:span></text:p><text:p><text:span text:style-name="T6"><text:s text:c="14"/></text:span><text:span text:style-name="T6">Unit</text:span></text:p><draw:enhanced-geometry svg:viewBox="0 0 21600 21600" draw:type="rectangle" draw:enhanced-path="M 0 0 L 21600 0 21600 21600 0 21600 0 0 Z N"/></draw:custom-shape><draw:custom-shape text:anchor-type="paragraph" draw:z-index="27" draw:name="Shape 16" draw:style-name="gr2" draw:text-style-name="P5" svg:width="2.938cm" svg:height="0.371cm" svg:x="-0.415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name="Shape 17" draw:style-name="gr1" draw:text-style-name="P5" svg:width="2.779cm" svg:height="0.371cm" svg:x="15.117cm" svg:y="0.10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3" draw:name="Shape 5" draw:style-name="gr17" draw:text-style-name="P12" svg:width="3.546cm" svg:height="1.535cm" svg:x="-0.866cm" svg:y="-0.023cm"><text:p/><draw:enhanced-geometry svg:viewBox="0 0 21600 21600" draw:type="rectangle" draw:enhanced-path="M 0 0 L 21600 0 21600 21600 0 21600 0 0 Z N"/></draw:custom-shape><draw:custom-shape text:anchor-type="paragraph" draw:z-index="4" draw:name="Shape 6" draw:style-name="gr16" draw:text-style-name="P11" svg:width="3.493cm" svg:height="1.324cm" svg:x="14.612cm" svg:y="-0.136cm"><text:p><text:span text:style-name="T9">Output</text:span></text:p><draw:enhanced-geometry svg:viewBox="0 0 21600 21600" draw:type="rectangle" draw:enhanced-path="M 0 0 L 21600 0 21600 21600 0 21600 0 0 Z N"/></draw:custom-shape><draw:frame text:anchor-type="paragraph" draw:z-index="8" draw:name="Text Frame 1" draw:style-name="gr12" draw:text-style-name="P9" svg:width="3.123cm" svg:height="1.218cm" svg:x="-0.639cm" svg:y="0.182cm"><draw:text-box><text:p><text:span text:style-name="T2">Input</text:span></text:p></draw:text-box></draw:frame><draw:custom-shape text:anchor-type="paragraph" draw:z-index="21" draw:name="Shape 10" draw:style-name="gr8" draw:text-style-name="P5" svg:width="3.721cm" svg:height="0.503cm" svg:x="2.679cm" svg:y="0.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 11" draw:style-name="gr7" draw:text-style-name="P5" svg:width="3.133cm" svg:height="0.53cm" svg:x="11.479cm" svg:y="0.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draw:custom-shape text:anchor-type="paragraph" draw:z-index="23" draw:name="Shape 12" draw:style-name="gr6" draw:text-style-name="P5" svg:width="0.583cm" svg:height="1.821cm" svg:x="7.22cm" svg:y="0.2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 13" draw:style-name="gr5" draw:text-style-name="P5" svg:width="0.609cm" svg:height="1.821cm" svg:x="9.336cm" svg:y="0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/></text:p>
      <text:p text:style-name="P3"><draw:custom-shape text:anchor-type="paragraph" draw:z-index="5" draw:name="Shape 8" draw:style-name="gr15" draw:text-style-name="P7" svg:width="5.795cm" svg:height="7.346cm" svg:x="5.629cm" svg:y="-0.101cm"><text:p/><draw:enhanced-geometry svg:viewBox="0 0 21600 21600" draw:type="rectangle" draw:enhanced-path="M 0 0 L 21600 0 21600 21600 0 21600 0 0 Z N"/></draw:custom-shape><text:span text:style-name="T4"/></text:p>
      <text:p text:style-name="P1"><draw:custom-shape text:anchor-type="paragraph" draw:z-index="9" draw:name="Shape 3" draw:style-name="gr11" draw:text-style-name="P8" svg:width="3.97cm" svg:height="1.853cm" svg:x="6.479cm" svg:y="3.311cm"><text:p><text:s text:c="3"/><text:span text:style-name="T8">Auxilary Storage</text:span></text:p><draw:enhanced-geometry svg:viewBox="0 0 21600 21600" draw:type="rectangle" draw:enhanced-path="M 0 0 L 21600 0 21600 21600 0 21600 0 0 Z N"/></draw:custom-shape><draw:custom-shape text:anchor-type="paragraph" draw:z-index="10" draw:name="Shape 9" draw:style-name="gr10" draw:text-style-name="P7" svg:width="6.51cm" svg:height="1.482cm" svg:x="5.182cm" svg:y="6.512cm"><text:p><text:s text:c="2"/><text:span text:style-name="T6"><text:s/></text:span><text:span text:style-name="T7"><text:s text:c="2"/></text:span><text:span text:style-name="T7">Memory Unit</text:span></text:p><draw:enhanced-geometry svg:viewBox="0 0 21600 21600" draw:type="rectangle" draw:enhanced-path="M 0 0 L 21600 0 21600 21600 0 21600 0 0 Z N"/></draw:custom-shape><draw:line text:anchor-type="paragraph" draw:z-index="17" draw:name="Line 6" draw:style-name="gr9" draw:text-style-name="P6" svg:x1="4.983cm" svg:y1="4.576cm" svg:x2="6.479cm" svg:y2="4.576cm"><text:p/></draw:line><draw:line text:anchor-type="paragraph" draw:z-index="6" draw:name="Horizontal line 1" draw:style-name="gr14" draw:text-style-name="P10" svg:x1="5.761cm" svg:y1="2.147cm" svg:x2="11.82cm" svg:y2="2.147cm"><text:p/></draw:line><draw:line text:anchor-type="paragraph" draw:z-index="20" draw:name="Line 9" draw:style-name="gr9" draw:text-style-name="P6" svg:x1="10.564cm" svg:y1="0.66cm" svg:x2="12.577cm" svg:y2="0.66cm"><text:p/></draw:line><draw:custom-shape text:anchor-type="paragraph" draw:z-index="25" draw:name="Shape 14" draw:style-name="gr4" draw:text-style-name="P5" svg:width="0.451cm" svg:height="1.99cm" svg:x="7.405cm" svg:y="1.3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15" draw:style-name="gr3" draw:text-style-name="P5" svg:width="0.489cm" svg:height="1.99cm" svg:x="9.495cm" svg:y="1.32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7" draw:style-name="gr13" draw:text-style-name="P8" svg:width="3.97cm" svg:height="1.35cm" svg:x="6.595cm" svg:y="-0.115cm"><text:p><text:s text:c="2"/><text:span text:style-name="T6"><text:s text:c="3"/></text:span><text:span text:style-name="T6">Main Memory <text:s/>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4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36:08.527551155</meta:creation-date>
    <dc:date>2023-04-10T15:16:58.149883034</dc:date>
    <meta:editing-duration>PT8M53S</meta:editing-duration>
    <meta:editing-cycles>1</meta:editing-cycles>
    <meta:generator>LibreOffice/7.2.1.2$Linux_X86_64 LibreOffice_project/20$Build-2</meta:generator>
    <meta:document-statistic meta:table-count="0" meta:image-count="0" meta:object-count="0" meta:page-count="1" meta:paragraph-count="1" meta:word-count="3" meta:character-count="107" meta:non-whitespace-character-count="21"/>
  </office:meta>
</office:document-meta>
</file>